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pture it" svg:font-family="'Capture it'"/>
    <style:font-face style:name="Capture it 2" svg:font-family="'Capture it 2'"/>
    <style:font-face style:name="Liberation Serif1" svg:font-family="'Liberation Serif'"/>
    <style:font-face style:name="Operator Mono" svg:font-family="'Operator Mono'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8cm" fo:margin-left="5.121cm" fo:margin-right="0cm" table:align="margins"/>
    </style:style>
    <style:style style:name="Table1.A" style:family="table-column">
      <style:table-column-properties style:column-width="10.8cm" style:rel-column-width="65535*"/>
    </style:style>
    <style:style style:name="P1" style:family="paragraph" style:parent-style-name="Normal">
      <style:paragraph-properties fo:text-align="start" style:justify-single-word="false" fo:break-before="page"/>
      <style:text-properties style:font-name="Operator Mono" fo:font-size="11pt" fo:language="es" fo:country="ES" fo:font-style="italic" fo:font-weight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fo:font-size="12pt" fo:font-weight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widows="2" fo:text-indent="0cm" style:auto-text-indent="false" style:writing-mode="lr-tb"/>
      <style:text-properties fo:color="#000000" fo:font-size="12pt" fo:font-weight="normal"/>
    </style:style>
    <style:style style:name="P4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Operator Mono" fo:font-size="11pt" fo:language="es" fo:country="ES" fo:font-style="italic" fo:font-weight="normal"/>
    </style:style>
    <style:style style:name="P5" style:family="paragraph" style:parent-style-name="Normal">
      <style:paragraph-properties fo:margin-left="0cm" fo:margin-right="0cm" fo:text-align="start" style:justify-single-word="false" fo:text-indent="0cm" style:auto-text-indent="false" style:writing-mode="lr-tb"/>
    </style:style>
    <style:style style:name="P6" style:family="paragraph" style:parent-style-name="Normal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 style:parent-style-name="Standard">
      <style:paragraph-properties fo:break-before="page"/>
      <style:text-properties style:font-name="Capture it" fo:font-size="20pt"/>
    </style:style>
    <style:style style:name="P9" style:family="paragraph" style:parent-style-name="Standard" style:list-style-name="L1">
      <style:paragraph-properties fo:margin-left="0.508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fo:font-size="12pt" fo:font-weight="normal"/>
    </style:style>
    <style:style style:name="P10" style:family="paragraph" style:parent-style-name="Standard" style:list-style-name="L3">
      <style:paragraph-properties fo:margin-left="0.508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fo:font-size="12pt" fo:font-weight="normal"/>
    </style:style>
    <style:style style:name="P11" style:family="paragraph" style:parent-style-name="Standard" style:list-style-name="L2">
      <style:paragraph-properties fo:margin-left="0.508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font-variant="normal" fo:text-transform="none" fo:color="#000000" style:font-name="Operator Mono" fo:font-size="11pt" fo:language="es" fo:country="ES" fo:font-style="italic" fo:font-weight="normal"/>
    </style:style>
    <style:style style:name="P12" style:family="paragraph" style:parent-style-name="Standard" style:list-style-name="L4">
      <style:paragraph-properties fo:margin-left="0.508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font-variant="normal" fo:text-transform="none" fo:color="#000000" style:font-name="Operator Mono" fo:font-size="11pt" fo:language="es" fo:country="ES" fo:font-style="italic" fo:font-weight="normal"/>
    </style:style>
    <style:style style:name="P13" style:family="paragraph" style:parent-style-name="Standard" style:list-style-name="L10">
      <style:paragraph-properties fo:margin-left="0.508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font-variant="normal" fo:text-transform="none" fo:color="#000000" style:font-name="Operator Mono" fo:font-size="11pt" fo:language="es" fo:country="ES" fo:font-style="italic" fo:font-weight="normal"/>
    </style:style>
    <style:style style:name="P14" style:family="paragraph" style:parent-style-name="Standard" style:list-style-name="L11">
      <style:paragraph-properties fo:margin-left="0.508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font-variant="normal" fo:text-transform="none" fo:color="#000000" style:font-name="Operator Mono" fo:font-size="11pt" fo:language="es" fo:country="ES" fo:font-style="italic" fo:font-weight="normal"/>
    </style:style>
    <style:style style:name="P15" style:family="paragraph" style:parent-style-name="Standard" style:list-style-name="L5">
      <style:paragraph-properties fo:margin-left="0.508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font-variant="normal" fo:text-transform="none" fo:color="#000000" style:font-name="Operator Mono" fo:font-size="16pt" fo:language="es" fo:country="ES" fo:font-style="italic" fo:font-weight="normal"/>
    </style:style>
    <style:style style:name="P16" style:family="paragraph" style:parent-style-name="Standard" style:list-style-name="L9">
      <style:paragraph-properties fo:margin-left="0.508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font-variant="normal" fo:text-transform="none" fo:color="#000000" style:font-name="Operator Mono" fo:font-size="16pt" fo:language="es" fo:country="ES" fo:font-style="italic" fo:font-weight="normal"/>
    </style:style>
    <style:style style:name="P17" style:family="paragraph" style:parent-style-name="Standard" style:list-style-name="L2">
      <style:paragraph-properties fo:margin-left="1.27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729fcf" style:font-name="Operator Mono" fo:font-size="11pt" fo:font-style="italic" fo:font-weight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font-variant="normal" fo:text-transform="none" fo:color="#2d3335" style:font-name="Operator Mono" fo:font-size="11pt" fo:language="es" fo:country="ES" fo:font-style="italic" fo:font-weight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font-variant="normal" fo:text-transform="none" fo:color="#000000" style:font-name="Operator Mono" fo:font-size="11pt" fo:language="es" fo:country="ES" fo:font-style="italic" fo:font-weight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</style:style>
    <style:style style:name="P21" style:family="paragraph" style:parent-style-name="Standard" style:list-style-name="L6">
      <style:paragraph-properties fo:margin-left="0.51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Operator Mono" fo:font-size="11pt" fo:language="es" fo:country="ES" fo:font-style="italic" fo:font-weight="normal"/>
    </style:style>
    <style:style style:name="P22" style:family="paragraph" style:parent-style-name="Standard" style:list-style-name="L7">
      <style:paragraph-properties fo:margin-left="0.51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Operator Mono" fo:font-size="11pt" fo:language="es" fo:country="ES" fo:font-style="italic" fo:font-weight="normal"/>
    </style:style>
    <style:style style:name="P23" style:family="paragraph" style:parent-style-name="Standard" style:list-style-name="L8">
      <style:paragraph-properties fo:margin-left="0.51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Operator Mono" fo:font-size="11pt" fo:language="es" fo:country="ES" fo:font-style="italic" fo:font-weight="normal"/>
    </style:style>
    <style:style style:name="P24" style:family="paragraph" style:parent-style-name="Normal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2d3335" style:font-name="Operator Mono" fo:font-size="11pt" fo:language="es" fo:country="ES" fo:font-style="italic" fo:font-weight="normal"/>
    </style:style>
    <style:style style:name="T1" style:family="text">
      <style:text-properties style:font-name="Operator Mono" fo:font-size="16pt"/>
    </style:style>
    <style:style style:name="T2" style:family="text">
      <style:text-properties style:font-name="Operator Mono" fo:font-size="11pt" fo:language="es" fo:country="ES" fo:font-style="italic" fo:font-weight="normal"/>
    </style:style>
    <style:style style:name="T3" style:family="text">
      <style:text-properties fo:color="#000000" style:font-name="Operator Mono" fo:font-size="11pt" fo:language="es" fo:country="ES" fo:font-style="italic" fo:font-weight="normal"/>
    </style:style>
    <style:style style:name="T4" style:family="text">
      <style:text-properties fo:font-variant="normal" fo:text-transform="none" fo:color="#000000" style:font-name="Operator Mono" fo:font-size="16pt" fo:language="es" fo:country="ES" fo:font-style="italic" fo:font-weight="normal"/>
    </style:style>
    <style:style style:name="T5" style:family="text">
      <style:text-properties fo:font-variant="normal" fo:text-transform="none" fo:color="#000000" style:font-name="Operator Mono" fo:font-size="11pt" fo:language="es" fo:country="ES" fo:font-style="italic" fo:font-weight="normal"/>
    </style:style>
    <style:style style:name="T6" style:family="text">
      <style:text-properties fo:font-variant="normal" fo:text-transform="none" fo:color="#000000" style:font-name="Capture it" fo:font-size="11pt" fo:language="es" fo:country="ES" fo:font-style="italic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762cm"/>
        <style:text-properties style:font-name="FreeSerif"/>
      </text:list-level-style-bullet>
      <text:list-level-style-bullet text:level="2" text:bullet-char="•">
        <style:list-level-properties/>
        <style:text-properties style:font-name="FreeSerif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format="1" text:start-value="2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76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76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76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format="1" text:start-value="3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8">para realizar la practica 02 .</text:p>
        <text:p text:style-name="P7"/>
        <text:list xml:id="list1147962286485214837" text:style-name="L1">
          <text:list-item>
            <text:p text:style-name="P9"><text:span text:style-name="T4">Acceso a servicios online Enterprise (EM) Database Control.</text:span></text:p>
          </text:list-item>
        </text:list>
        <text:p text:style-name="P6"/>
        <text:p text:style-name="P24">Se usa para administrar los servicios .Net de oracle.</text:p>
        <text:p text:style-name="P6"/>
        <text:list xml:id="list8631368448845095711" text:style-name="L2">
          <text:list-item>
            <text:p text:style-name="P11">Para ello iremos a la siguiente url: </text:p>
            <text:list>
              <text:list-item>
                <text:p text:style-name="P17">https://pclab.localdomain:1158/em</text:p>
              </text:list-item>
            </text:list>
          </text:list-item>
        </text:list>
        <text:list xml:id="list7993216926024545214" text:style-name="L3">
          <text:list-item>
            <text:p text:style-name="P10"><text:span text:style-name="T5">Vamos a </text:span><text:span text:style-name="T6">listener</text:span><text:span text:style-name="T5"> donde veremos los servicios que estan en funcionamiento.</text:span></text:p>
          </text:list-item>
        </text:list>
        <text:list xml:id="list8587553820428077356" text:style-name="L4">
          <text:list-item>
            <text:p text:style-name="P12">Listo.</text:p>
          </text:list-item>
        </text:list>
        <text:p text:style-name="P2"/>
        <text:list xml:id="list4165555362384395363" text:style-name="L5">
          <text:list-item>
            <text:p text:style-name="P15">Inicio y apagado del listener</text:p>
          </text:list-item>
        </text:list>
        <text:p text:style-name="P2"/>
        <text:p text:style-name="P18">Inicio y finalizacion de listener que es que nos proporciona los servicios .NET de oracle.</text:p>
        <text:p text:style-name="P3"/>
        <table:table table:name="Table1" table:style-name="Table1">
          <table:table-column table:style-name="Table1.A"/>
          <table:table-row>
            <table:table-cell office:value-type="string">
              <text:p text:style-name="P1"><text:span text:style-name="T2">Obtener el </text:span><text:span text:style-name="T3">estado</text:span></text:p>
              <text:list xml:id="list1929600963600351422" text:style-name="L6">
                <text:list-item>
                  <text:p text:style-name="P21">lsnrctl status.</text:p>
                </text:list-item>
              </text:list>
              <text:p text:style-name="P4">Iniciar el listener</text:p>
              <text:list xml:id="list7351984946297714097" text:style-name="L7">
                <text:list-item>
                  <text:p text:style-name="P22">lsnrctl start listener</text:p>
                </text:list-item>
              </text:list>
              <text:p text:style-name="P4">Finalizar el listener</text:p>
              <text:list xml:id="list5034623982237014683" text:style-name="L8">
                <text:list-item>
                  <text:p text:style-name="P23">lsnrctl stop listener</text:p>
                </text:list-item>
              </text:list>
            </table:table-cell>
          </table:table-row>
        </table:table>
        <text:p text:style-name="P2"/>
        <text:list xml:id="list3208689073838413592" text:style-name="L9">
          <text:list-item>
            <text:p text:style-name="P16">Configuración de nombres para conectarse a otra base de datos.</text:p>
          </text:list-item>
        </text:list>
        <text:p text:style-name="P2"/>
        <text:p text:style-name="P18">Se habilita la forma local para conectarse a otra base de datos, el user el oracle.</text:p>
        <text:p text:style-name="P2"/>
        <text:p text:style-name="P19">Configurar mediante Net Manager</text:p>
        <text:p text:style-name="P2"/>
        <text:list xml:id="list3372580061466333035" text:style-name="L10">
          <text:list-item>
            <text:p text:style-name="P13">Ejecutamos netmgr</text:p>
          </text:list-item>
          <text:list-item>
            <text:p text:style-name="P13">local/nomenclatura de servicios/editar/crear</text:p>
          </text:list-item>
          <text:list-item>
            <text:p text:style-name="P13">rellenar formularios</text:p>
          </text:list-item>
          <text:list-item>
            <text:p text:style-name="P13">guardar y salir.</text:p>
          </text:list-item>
        </text:list>
        <text:p text:style-name="P19"/>
        <text:p text:style-name="P19">Configurar mediante enterprise manager</text:p>
        <text:p text:style-name="P2"/>
        <text:list xml:id="list6553573213672694175" text:style-name="L11">
          <text:list-item>
            <text:p text:style-name="P14">Nos vamos a el listener/administrador de servicios de red.</text:p>
          </text:list-item>
          <text:list-item>
            <text:p text:style-name="P14">Seleccionamos la nomenclaura local/ir</text:p>
          </text:list-item>
          <text:list-item>
            <text:p text:style-name="P14">Prosegimos ingresando los datos de usuario.</text:p>
          </text:list-item>
          <text:list-item>
            <text:p text:style-name="P14">Podemos coger uno existente o uno nuevo y pulsamos sobre crear.</text:p>
          </text:list-item>
          <text:list-item>
            <text:p text:style-name="P14">????</text:p>
          </text:list-item>
        </text:list>
        <text:p text:style-name="P2"/>
        <text:p text:style-name="P2"/>
        <text:p text:style-name="P20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pture it" svg:font-family="'Capture it'"/>
    <style:font-face style:name="Capture it 2" svg:font-family="'Capture it 2'"/>
    <style:font-face style:name="Liberation Serif1" svg:font-family="'Liberation Serif'"/>
    <style:font-face style:name="Operator Mono" svg:font-family="'Operator Mono'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Normal" style:family="paragraph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Liberation Serif1" fo:font-family="'Liberation Serif'" fo:font-size="12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65cm" fo:margin-bottom="2.11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Linux_X86_64 LibreOffice_project/00m0$Build-3</meta:generator>
    <meta:creation-date>Wed May  4 13:24:54 2016
</meta:creation-date>
    <dc:date>2016-06-23T15:29:59.404903774</dc:date>
    <meta:editing-duration>PT2M49S</meta:editing-duration>
    <meta:editing-cycles>1</meta:editing-cycles>
    <meta:document-statistic meta:table-count="1" meta:image-count="0" meta:object-count="0" meta:page-count="1" meta:paragraph-count="28" meta:word-count="174" meta:character-count="1060" meta:non-whitespace-character-count="932"/>
  </office:meta>
</office:document-meta>
</file>